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style:font-size-asian="25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Manager Psudo</text:p>
      <text:p text:style-name="P3">Description</text:p>
      <text:p text:style-name="P2">This script is to controll the game flow from node to node and remember items used for the inventory. </text:p>
      <text:p text:style-name="P2"/>
      <text:p text:style-name="P3">Set Active Node</text:p>
      <text:p text:style-name="P2">Sets the active node.</text:p>
      <text:p text:style-name="P2"/>
      <text:p text:style-name="P3">Move to Node(node controller)</text:p>
      <text:p text:style-name="P2">Takes in a node controller and deactivates the current active node then makes the node controller that was taken in into the new active node.</text:p>
      <text:p text:style-name="P2"/>
      <text:p text:style-name="P3">Add Item to Inventory</text:p>
      <text:p text:style-name="P2">Adds an item to a free inventory slot.</text:p>
      <text:p text:style-name="P2">If no free slots print that on the screen.</text:p>
      <text:p text:style-name="P2"/>
      <text:p text:style-name="P3">FindFreeSlot</text:p>
      <text:p text:style-name="P3"><text:span text:style-name="T1">Returns a index number of a free inventory slot.</text:span></text:p>
      <text:p text:style-name="P3"><text:span text:style-name="T1">Returns if it cant find 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1S</meta:editing-duration>
    <meta:editing-cycles>10</meta:editing-cycles>
    <meta:generator>OpenOffice/4.1.5$Win32 OpenOffice.org_project/415m1$Build-9789</meta:generator>
    <dc:date>2018-07-09T17:11:02.08</dc:date>
    <meta:document-statistic meta:table-count="0" meta:image-count="0" meta:object-count="0" meta:page-count="1" meta:paragraph-count="13" meta:word-count="96" meta:character-count="526"/>
    <meta:user-defined meta:name="Info 1"/>
    <meta:user-defined meta:name="Info 2"/>
    <meta:user-defined meta:name="Info 3"/>
    <meta:user-defined meta:name="Info 4"/>
  </office:meta>
</office:document-meta>
</file>